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ked for monetary donation</text:p>
      <text:p text:style-name="Standard">Spur </text:p>
      <text:p text:style-name="Standard">Cattle Baron</text:p>
      <text:p text:style-name="Standard">Mugg and Bean</text:p>
      <text:p text:style-name="Standard">Drostd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7cm" fo:margin-left="1.401cm" fo:margin-right="2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les</dc:title>
    <meta:initial-creator>NSC72</meta:initial-creator>
    <meta:creation-date>2009-07-08T12:27:00</meta:creation-date>
    <dc:creator>NSC72</dc:creator>
    <dc:date>2009-07-08T12:56:00</dc:date>
    <meta:editing-cycles>4</meta:editing-cycles>
    <meta:editing-duration>PT00H03M00S</meta:editing-duration>
    <meta:document-statistic meta:table-count="0" meta:image-count="0" meta:object-count="0" meta:page-count="1" meta:paragraph-count="5" meta:word-count="11" meta:character-count="64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